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QueryResult.ge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QueryResult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QueryResult.ServerQueryResult( QueryResult result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QueryResult.getColum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